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A90000019DF45B19F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40pt" officeooo:rsid="001d2927" officeooo:paragraph-rsid="001d2927" style:font-size-asian="40pt" style:font-size-complex="40pt"/>
    </style:style>
    <style:style style:name="P2" style:family="paragraph" style:parent-style-name="Text_20_body">
      <style:text-properties fo:font-size="32pt" officeooo:rsid="001d2927" officeooo:paragraph-rsid="001d2927" style:font-size-asian="28pt" style:font-size-complex="32pt"/>
    </style:style>
    <style:style style:name="P3" style:family="paragraph" style:parent-style-name="Heading_20_2">
      <style:text-properties fo:font-size="40pt" officeooo:rsid="001d2927" officeooo:paragraph-rsid="001d2927" style:font-size-asian="40pt" style:font-size-complex="40pt"/>
    </style:style>
    <style:style style:name="fr1" style:family="graphic" style:parent-style-name="Graphics">
      <style:graphic-properties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draw:frame draw:style-name="fr1" draw:name="Image1" text:anchor-type="paragraph" svg:width="6.9252in" svg:height="2.3965in" draw:z-index="0"><draw:image xlink:href="Pictures/10000201000004A90000019DF45B19F3.png" xlink:type="simple" xlink:show="embed" xlink:actuate="onLoad"/></draw:frame><draw:frame draw:style-name="fr2" draw:name="Image2" text:anchor-type="paragraph" svg:x="0in" svg:y="3.1457in" svg:width="6.9252in" svg:height="2.3965in" draw:z-index="1"><draw:image xlink:href="Pictures/10000201000004A90000019DF45B19F3.png" xlink:type="simple" xlink:show="embed" xlink:actuate="onLoad"/></draw:frame><draw:frame draw:style-name="fr2" draw:name="Image3" text:anchor-type="paragraph" svg:x="0in" svg:y="6.2189in" svg:width="6.9252in" svg:height="2.3965in" draw:z-index="2"><draw:image xlink:href="Pictures/10000201000004A90000019DF45B19F3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5-07-17T17:23:21.204212364</meta:creation-date>
    <dc:date>2015-07-17T18:20:53.960560099</dc:date>
    <dc:creator>jennifer </dc:creator>
    <meta:editing-duration>PT26M5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